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line-height="150%" fo:text-align="justify" style:justify-single-word="false" fo:text-indent="0in" style:auto-text-indent="false"/>
    </style:style>
    <style:style style:name="P2" style:family="paragraph" style:parent-style-name="Standard">
      <style:paragraph-properties fo:margin-left="0.5in" fo:margin-right="0in" fo:line-height="150%" fo:text-align="justify" style:justify-single-word="false" fo:text-indent="0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3" style:family="paragraph" style:parent-style-name="Standard">
      <style:paragraph-properties fo:margin-left="0.5in" fo:margin-right="0in" fo:margin-top="0in" fo:margin-bottom="0.111in" loext:contextual-spacing="false" fo:line-height="150%" fo:text-align="justify" style:justify-single-word="false" fo:text-indent="0in" style:auto-text-indent="false"/>
    </style:style>
    <style:style style:name="P4" style:family="paragraph" style:parent-style-name="Standard">
      <style:paragraph-properties fo:margin-left="0.5in" fo:margin-right="0in" fo:margin-top="0in" fo:margin-bottom="0.111in" loext:contextual-spacing="false" fo:line-height="150%" fo:text-align="justify" style:justify-single-word="false" fo:text-indent="0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5" style:family="paragraph" style:parent-style-name="Standard" style:master-page-name="Standard">
      <style:paragraph-properties fo:margin-left="0.5in" fo:margin-right="0in" fo:line-height="150%" fo:text-align="justify" style:justify-single-word="false" fo:text-indent="0in" style:auto-text-indent="false" style:page-number="1"/>
    </style:style>
    <style:style style:name="P6" style:family="paragraph" style:parent-style-name="Standard">
      <style:paragraph-properties fo:margin-left="0.5in" fo:margin-right="0in" fo:line-height="150%" fo:text-align="justify" style:justify-single-word="false" fo:text-indent="0.5in" style:auto-text-indent="false"/>
    </style:style>
    <style:style style:name="P7" style:family="paragraph" style:parent-style-name="Standard">
      <style:paragraph-properties fo:margin-left="0.5in" fo:margin-right="0in" fo:margin-top="0in" fo:margin-bottom="0.111in" loext:contextual-spacing="false" fo:line-height="150%" fo:text-align="justify" style:justify-single-word="false" fo:text-indent="0.5in" style:auto-text-indent="false"/>
    </style:style>
    <style:style style:name="P8" style:family="paragraph" style:parent-style-name="Standard">
      <style:paragraph-properties fo:margin-top="0in" fo:margin-bottom="0.111in" loext:contextual-spacing="false" fo:line-height="150%" fo:text-align="justify" style:justify-single-word="false"/>
    </style:style>
    <style:style style:name="P9" style:family="paragraph" style:parent-style-name="Standard" style:list-style-name="WWNum2">
      <style:paragraph-properties fo:margin-left="1in" fo:margin-right="0in" fo:margin-top="0in" fo:margin-bottom="0in" loext:contextual-spacing="false" fo:line-height="150%" fo:text-align="justify" style:justify-single-word="false" fo:text-indent="-0.25in" style:auto-text-indent="false"/>
    </style:style>
    <style:style style:name="P10" style:family="paragraph" style:parent-style-name="Standard" style:list-style-name="WWNum2">
      <style:paragraph-properties fo:margin-left="1.5in" fo:margin-right="0in" fo:margin-top="0in" fo:margin-bottom="0in" loext:contextual-spacing="false" fo:line-height="150%" fo:text-align="justify" style:justify-single-word="false" fo:text-indent="-0.25in" style:auto-text-indent="false"/>
    </style:style>
    <style:style style:name="P11" style:family="paragraph" style:parent-style-name="Standard" style:list-style-name="WWNum2">
      <style:paragraph-properties fo:margin-left="1.5in" fo:margin-right="0in" fo:line-height="150%" fo:text-align="justify" style:justify-single-word="false" fo:text-indent="-0.25in" style:auto-text-indent="false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in" style:auto-text-indent="false"/>
    </style:style>
    <style:style style:name="P13" style:family="paragraph" style:parent-style-name="Standard">
      <style:paragraph-properties fo:margin-left="1.5in" fo:margin-right="0in" fo:line-height="150%" fo:text-align="justify" style:justify-single-word="false" fo:text-indent="0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14" style:family="paragraph" style:parent-style-name="Standard" style:list-style-name="WWNum1">
      <style:paragraph-properties fo:margin-left="0.5in" fo:margin-right="0in" fo:line-height="150%" fo:text-align="justify" style:justify-single-word="false" fo:text-indent="-0.25in" style:auto-text-indent="false"/>
    </style:style>
    <style:style style:name="P15" style:family="paragraph" style:parent-style-name="Standard">
      <style:paragraph-properties fo:margin-left="0in" fo:margin-right="0in" fo:margin-top="0in" fo:margin-bottom="0.111in" loext:contextual-spacing="false" fo:line-height="150%" fo:text-align="justify" style:justify-single-word="false" fo:text-indent="0.5in" style:auto-text-indent="false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</style:style>
    <style:style style:name="T1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2" style:family="text">
      <style:text-properties style:font-name="Arial" fo:font-size="12pt" style:font-name-asian="Arial1" style:font-size-asian="12pt" style:font-name-complex="Arial1" style:font-size-complex="12pt"/>
    </style:style>
    <style:style style:name="T3" style:family="text">
      <style:text-properties style:font-name="Arial" fo:font-size="12pt" style:font-name-asian="Arial1" style:font-size-asian="12pt" style:font-name-complex="Arial1" style:font-size-complex="12pt" fo:background-color="#ffffff"/>
    </style:style>
    <style:style style:name="T4" style:family="text">
      <style:text-properties style:font-name="Arial" fo:font-size="12pt" style:text-underline-style="none" style:font-name-asian="Arial1" style:font-size-asian="12pt" style:font-name-complex="Arial1" style:font-size-complex="12pt"/>
    </style:style>
    <style:style style:name="T5" style:family="text">
      <style:text-properties style:font-name="Arial" fo:font-size="12pt" style:text-underline-style="none" fo:font-weight="bold" style:font-name-asian="Arial1" style:font-size-asian="12pt" style:font-weight-asian="bold" style:font-name-complex="Arial1" style:font-size-complex="12pt"/>
    </style:style>
    <style:style style:name="T6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Funcionamento do programa</text:span></text:p>
      <text:p text:style-name="P6"><text:span text:style-name="T2">O programa funciona de forma que seja possível realizar um CRUD básico com passageiros e voos. Na intenção de simplificar o funcionamento, é impossível adicionar um passageiro sem ter um vôo adicionado, pois o sistema aloca automaticamente um passageiro para um voo que têm assentos disponíveis. Cada voo tem uma quantidade limite de assentos disponíveis, e se essa quantidade chegar ao seu limite em todos os voos torna-se impossível adicionar um passageiro novo, até alguma vaga aparecer ou um novo voo ser adicionado. </text:span></text:p>
      <text:p text:style-name="P6"><text:span text:style-name="T2">O armazenamento ocorre num vetor de voos, e cada voo contém um vetor interno de passageiros, além dos atributos padrão para cada voo, ou seja, Id, distância, assentos e quantidade de assentos ocupados.</text:span></text:p>
      <text:p text:style-name="P1"><text:span text:style-name="T1">Tomadas de decisão</text:span></text:p>
      <text:p text:style-name="P6"><text:span text:style-name="T2">No intuito de organizar melhor o código, suas responsabilidades e estruturas, tivemos a ideia de construir uma lógica que se dividia entre várias classes java, sendo elas (além da classe principal):</text:span></text:p>
      <text:list xml:id="list1130318451" text:style-name="WWNum2">
        <text:list-item>
          <text:p text:style-name="P9"><text:span text:style-name="T2">Menu</text:span></text:p>
          <text:list>
            <text:list-item>
              <text:p text:style-name="P10"><text:span text:style-name="T2">A classe de menu tem como objetivo reunir todas as codificações relacionadas ao menu do projeto, sendo o menu principal, e os sub menus, organizados de forma que são chamados apenas quando necessários no fluxo do código. <text:s/></text:span></text:p>
            </text:list-item>
          </text:list>
        </text:list-item>
        <text:list-item>
          <text:p text:style-name="P9"><text:span text:style-name="T2">AirlinesService</text:span></text:p>
          <text:list>
            <text:list-item>
              <text:p text:style-name="P10"><text:span text:style-name="T2">A classe de Service tem seu objetivo na reunião de dados, sejam eles para operações de delete, get, update ou create, e exposição de dados, nas operações que demandam algo para ser exibido. Nunca nenhuma operação com dados acontece na classe, somente o envio dos dados para o Repository.</text:span></text:p>
            </text:list-item>
          </text:list>
        </text:list-item>
        <text:list-item>
          <text:p text:style-name="P9"><text:span text:style-name="T2">AirlinesRepository</text:span></text:p>
          <text:list>
            <text:list-item>
              <text:p text:style-name="P11"><text:span text:style-name="T2">A responsabilidade dessa classe é de modificar dados, ou seja, ela recebe os dados providos pela classe de Service e opera com eles, nas operações de CRUD (Create, Read, Update or Delete), retornando o que for necessário para o funcionamento do código. Nunca nenhuma informação é reunida pela classe, apenas recebe e retorna o que for necessário para o funcionamento do fluxo.</text:span></text:p>
            </text:list-item>
          </text:list>
        </text:list-item>
      </text:list>
      <text:p text:style-name="P1"><text:span text:style-name="T2"><text:tab/></text:span></text:p>
      <text:p text:style-name="P6"><text:span text:style-name="T2">O código possui entidades, ou seja, modelos de dados a serem salvos na memória. Todos os campos das entidades são privados e demandam métodos Getter e Setter para modificação de dados de qualquer objeto instanciado da classe. Temos as seguintes classes de entidades:</text:span></text:p>
      <text:list xml:id="list142723443485462" text:continue-numbering="true" text:style-name="WWNum2">
        <text:list-item>
          <text:p text:style-name="P9"><text:span text:style-name="T2">Flight</text:span></text:p>
          <text:list>
            <text:list-item>
              <text:p text:style-name="P10"><text:span text:style-name="T2">Possui os campos privados de Id, Seats, OccupiedSeats, Passangers[ ], Distance, que representam os dados possíveis da entidade. O vetor Passagers[ ] representa os passageiros salvos naquele vôo em específico.</text:span></text:p>
            </text:list-item>
          </text:list>
        </text:list-item>
        <text:list-item>
          <text:p text:style-name="P9"><text:span text:style-name="T2">Passanger</text:span></text:p>
          <text:list>
            <text:list-item>
              <text:p text:style-name="P11"><text:span text:style-name="T2">A entidade de Passageiro possui os campos de Name e Id, que são usados no armazenamento dos passageiros.</text:span></text:p>
            </text:list-item>
          </text:list>
        </text:list-item>
      </text:list>
      <text:p text:style-name="P12"><text:span text:style-name="T2"><text:tab/></text:span><text:span text:style-name="T1">Testes realizados</text:span></text:p>
      <text:p text:style-name="P1"><text:span text:style-name="T1"><text:tab/></text:span><text:span text:style-name="T2">Basicamente, os testes realizados foram feitos à medida que o código ia sendo desenvolvido. Quando algo dava errado, íamos lá e consertávamos o problema observado.</text:span></text:p>
      <text:p text:style-name="P2"/>
      <text:p text:style-name="P1"><text:soft-page-break/><text:span text:style-name="T1">Como executar o programa</text:span></text:p>
      <text:p text:style-name="P1"><text:span text:style-name="T1"><text:tab/></text:span><text:span text:style-name="T2">Da forma mais simples possível: é só ter uma IDE configurada, como o Eclipse ou IntelliJ, clonar o repositório/ter acesso aos arquivos e rodar. O programa foi feito com base no JDK 11, sendo possivelmente compatível com versões anteriores e superiores, visto que o programa é bem simples.</text:span></text:p>
      <text:p text:style-name="P13"/>
      <text:p text:style-name="P13"/>
      <text:list xml:id="list2532311748" text:style-name="WWNum1">
        <text:list-item>
          <text:p text:style-name="P14"><text:span text:style-name="T1">Sobre o AirlineRepository:</text:span></text:p>
        </text:list-item>
      </text:list>
      <text:p text:style-name="P1"><text:span text:style-name="T1"><text:line-break/>public class AirlineRepository </text:span></text:p>
      <text:p text:style-name="P1"><text:span text:style-name="T2">Inicia-se a classe do repositório para a execução dos métodos. Vetor com acesso às informações sobre os passageiros e voos.</text:span></text:p>
      <text:p text:style-name="P2"/>
      <text:p text:style-name="P1"><text:span text:style-name="T1">public Passanger findPassanger(int id)</text:span></text:p>
      <text:p text:style-name="P1"><text:span text:style-name="T2">Método para procura de passageiros. Inicia-se o laço verificando na variável “findPassanger” os “id” cadastrados. Verifica novamente se o valor encontrado é valido e se for retorna o passageiro encontrado. </text:span></text:p>
      <text:p text:style-name="P2"/>
      <text:p text:style-name="P1"><text:span text:style-name="T1">public Flight findFlight(int id)</text:span></text:p>
      <text:p text:style-name="P1"><text:span text:style-name="T2">Método para localização de voos cadastrados. Laço para verificação de quais voos foram cadastrados. Retorno com o id dos voos encontrados. </text:span></text:p>
      <text:p text:style-name="P2"/>
      <text:p text:style-name="P1"><text:span text:style-name="T1">public void saveFlight(Flight flight) ***</text:span></text:p>
      <text:p text:style-name="P1"><text:span text:style-name="T2">Método para salvar os voos. Criação de um vetor para incrementação do voo no último da lista. Laço...?</text:span></text:p>
      <text:p text:style-name="P2"/>
      <text:p text:style-name="P1"><text:span text:style-name="T1">public void savePassanger(Passanger passanger)</text:span></text:p>
      <text:p text:style-name="P1"><text:span text:style-name="T2">Método para salvar os passageiros em caso de voos disponíveis. O laço verifica nos assentos “get.Seats” com a disponibilidade de assentos no “get.OccupiedSeats” para retornar ao passageiro se há assentos disponíveis. </text:span></text:p>
      <text:p text:style-name="P2"/>
      <text:p text:style-name="P1"><text:span text:style-name="T1">public boolean dropPassanger(int id)</text:span></text:p>
      <text:p text:style-name="P1"><text:soft-page-break/><text:span text:style-name="T2">Método para remoção de passageiros no voo. Laço para verificação se há passageiros para serem removidos pela classe “.removePassanger” na variável “id”. Retorno verdadeiro quando existem passageiros. </text:span></text:p>
      <text:p text:style-name="P2"/>
      <text:p text:style-name="P1"><text:span text:style-name="T1">public boolean dropFlight(int id) ***</text:span></text:p>
      <text:p text:style-name="P1"><text:span text:style-name="T2">Método para exclusão de um voo. Laço para verificar meus voos cadastrados. Caso não tenha nenhum cadastrado encerra. Caso tenha, com o “id” verificado anteriormente, inicia-se um novo laço para remoção deste “id”.</text:span></text:p>
      <text:p text:style-name="P2"/>
      <text:p text:style-name="P1"><text:span text:style-name="T1">public Flight[] getSavedFlights</text:span></text:p>
      <text:p text:style-name="P1"><text:span text:style-name="T3">Vetor para armazenar todos os voos salvos e ser utilizado em outros métodos comparativos.</text:span></text:p>
      <text:p text:style-name="P2"/>
      <text:p text:style-name="P1"><text:span text:style-name="T1">public Flight getLessPassangerFlight()</text:span></text:p>
      <text:p text:style-name="P1"><text:span text:style-name="T2">Método para verificar voo com menos passageiros. Laço para verificar os assentos ocupados pela variável “OccupiedSeats” e compara com a variável “lessPassangerFlight” que iniciou no método e assim retorna o voo com menos passageiros.</text:span></text:p>
      <text:p text:style-name="P2"/>
      <text:p text:style-name="P1"><text:span text:style-name="T1">public boolean updatePassanger(int id, String name) ***</text:span></text:p>
      <text:p text:style-name="P1"><text:span text:style-name="T2">Recebe o id do passageiro a ser modificado, e o novo nome dele. A partir disso, se ele encontra o passageiro ele modifica seu nome, e retorna true indicando sucesso. Se algo deu errado, retorna false indicando falha. </text:span></text:p>
      <text:p text:style-name="P2"/>
      <text:p text:style-name="P1"><text:span text:style-name="T1">public void getAllPassangers()</text:span></text:p>
      <text:p text:style-name="P1"><text:span text:style-name="T2">Método para receber informação de todos os passageiros. Primeiro laço coleta as informações dos assentos ocupados e atribui a nova variável “passangersNumber”, segundo laço informa caso não tenha passageiros cadastrados. Inicia-se um vetor para receber as informações da variável “passangersNumber”e outra nova variável “passangerIndex”. Cria-se dois laços para verificar os passageiros e assentos ocupados. Após as verificações retorno todos os passageiros e seus voos. </text:span></text:p>
      <text:p text:style-name="P2"/>
      <text:p text:style-name="P2"/>
      <text:p text:style-name="P1"><text:span text:style-name="T1">public void getSavedFlightsToString()</text:span></text:p>
      <text:p text:style-name="P1"><text:span text:style-name="T2">Método com informações sobre todos os voos e passageiros. Laço para impressão de todas as informações. </text:span></text:p>
      <text:p text:style-name="P2"/>
      <text:p text:style-name="P1"><text:soft-page-break/><text:span text:style-name="T1">public void findAllPassengersByFlight(int idFlight)</text:span></text:p>
      <text:p text:style-name="P1"><text:span text:style-name="T3">Método que busca todos os passageiros de um voo a partir da id do voo fornecida</text:span></text:p>
      <text:p text:style-name="P2"/>
      <text:p text:style-name="P1"><text:span text:style-name="T1">public Flight getMaxDistanceFlight</text:span></text:p>
      <text:p text:style-name="P1"><text:span text:style-name="T2">Método inicia verificando se a condição da distância máxima é maior que 0. Após verificação o laço consulta o valor obtido da variável ".getDistance" e comparar a variável "maior" assim armazenado sempre a maior distância na variável “maior” e retorno o valor procurado. </text:span></text:p>
      <text:p text:style-name="P2"/>
      <text:p text:style-name="P1"><text:span text:style-name="T1">public Flight getMaxOccupiedSeatsFlight()</text:span></text:p>
      <text:p text:style-name="P1"><text:span text:style-name="T2">Método que não recebe nenhum parâmetro, e retorna o Flight com a maior quantidade de assentos ocupados. Ele verifica por meio do vetor de Vôos, passando por todos eles e checando qual deles tem a maior quantidade de assentos ocupados.</text:span></text:p>
      <text:p text:style-name="P1"><text:span text:style-name="T1">public boolean updateFlight(int id, double distance, int seats)</text:span></text:p>
      <text:p text:style-name="P1"><text:span text:style-name="T2">Recebe do Service o Id do Vôo a ser modificado, a nova distância e a nova quantidade de assentos. O método procura pelo voo usando o Id, e verifica se a quantidade de assentos ocupados é maior que a quantidade de assentos que pretende ser modificada, se verdadeira a condição, retorna false, se não, ele tenta modificar, e em caso de sucesso retorna true. O booleano de retorno serve para indicar falha ou sucesso na operação de Update.</text:span></text:p>
      <text:p text:style-name="P1"><text:span text:style-name="T1">public void getAverageOcuppiedSeatsFlight()</text:span></text:p>
      <text:p text:style-name="P1"><text:span text:style-name="T2">Analisa a quantidade de assentos ocupados e divide pela quantidade de voos cadastrados, assim retornando o valor da divisão entre eles.</text:span></text:p>
      <text:list xml:id="list142723022175771" text:continue-numbering="true" text:style-name="WWNum1">
        <text:list-item>
          <text:p text:style-name="P14"><text:span text:style-name="T1">Sobre o AirlinesService</text:span></text:p>
        </text:list-item>
      </text:list>
      <text:p text:style-name="P1"><text:span text:style-name="T1">public void savePassanger</text:span></text:p>
      <text:p text:style-name="P1"><text:span text:style-name="T2">O método reúne as informações para salvar o passageiro e envia ao método do repository que salva de fato o passageiro. O método do repository retorna um booleano, indicando sucesso ou falha na operação, que printa o sucesso ou a falha mediante ao booleano retornado.</text:span></text:p>
      <text:p text:style-name="P1"><text:span text:style-name="T1">public void saveFlight()</text:span></text:p>
      <text:p text:style-name="P1"><text:span text:style-name="T2">O método reúne as informações para salvar o vôo e envia ao método do repository que salva de fato o vôo. O método do repository retorna um booleano, indicando sucesso ou falha na operação, que printa o sucesso ou a falha mediante ao booleano retornado.</text:span></text:p>
      <text:p text:style-name="P1"><text:span text:style-name="T1">public void getAllFlights()</text:span></text:p>
      <text:p text:style-name="P1"><text:span text:style-name="T2">Apenas chama o método do repository que printa todos os vôos e suas respectivas informações.</text:span></text:p>
      <text:p text:style-name="P8"><text:tab/><text:span text:style-name="T1">public void getAllPassangers()</text:span></text:p>
      <text:p text:style-name="P1"><text:span text:style-name="T2">Apenas chama o método do repository que printa todos os passageiros e suas respectivas informações.</text:span></text:p>
      <text:p text:style-name="P8"><text:soft-page-break/><text:span text:style-name="T1"><text:tab/>public void getLessPassangersFlight()</text:span></text:p>
      <text:p text:style-name="P3"><text:span text:style-name="T2">Chama o método do repository que retorna um obj de Flight que é o de menor quantidade de passageiros.</text:span></text:p>
      <text:p text:style-name="P3"><text:span text:style-name="T1">public void dropFlight()</text:span></text:p>
      <text:p text:style-name="P3"><text:span text:style-name="T2">Confirma com o usuário se ele deseja deletar o voo, que deletará também seus passageiros. Confirmada então a operação, o repository é acionado, sendo pra ele fornecido o Id do vôo que o user deseja apagar, e dado o retorno -um booleano-, o código informa sucesso ou falha na operação.</text:span></text:p>
      <text:p text:style-name="P3"><text:span text:style-name="T1">public void dropPassanger()</text:span></text:p>
      <text:p text:style-name="P3"><text:span text:style-name="T2">Recebe o Id do usuário que deve ser deletado, envia para o repo que então apaga de fato o passageiro. O retorno do repo é um booleano que indica o sucesso ou falha na operação.</text:span></text:p>
      <text:p text:style-name="P4"/>
      <text:p text:style-name="P3"><text:span text:style-name="T1">public void getAverageOcuppiedSeatsFlight()</text:span></text:p>
      <text:p text:style-name="P7"><text:span text:style-name="T2">Mostra a média de ocupação dos voos, sendo esta exibida a partir de um valor retornado do Repository (função com o mesmo nome).</text:span></text:p>
      <text:p text:style-name="P15"><text:span text:style-name="T1">public void updateFlight()</text:span></text:p>
      <text:p text:style-name="P7"><text:span text:style-name="T2">Reúne os dados para alterar um voo. Chama o repository passando os dados recolhidos, e mediante ao booleano retornado, o método exibe sucesso ou falha na ação.</text:span></text:p>
      <text:p text:style-name="P16"><text:span text:style-name="T1">public void updatePassanger()</text:span></text:p>
      <text:p text:style-name="P6"><text:span text:style-name="T2">Reúne os dados para alterar um passageiro. Chama o repository passando os dados recolhidos, e mediante ao booleano retornado, o método exibe sucesso ou falha na ação.</text:span></text:p>
      <text:p text:style-name="P1"><text:span text:style-name="T1">public void findAllPassangers()</text:span></text:p>
      <text:p text:style-name="P1"><text:span text:style-name="T1"><text:tab/></text:span><text:span text:style-name="T2">Pergunta qual id do voo deve ser pesquisado, e o retorno é a lista de passageiros daquele voo.</text:span></text:p>
      <text:p text:style-name="P1"><text:span text:style-name="T1">public void getMaxDistanceFlight()</text:span></text:p>
      <text:p text:style-name="P1"><text:span text:style-name="T1"><text:tab/></text:span><text:span text:style-name="T2">Mostra o voo com a maior distância.</text:span></text:p>
      <text:p text:style-name="P1"><text:span text:style-name="T1">public void getShortDistanceFlight()</text:span></text:p>
      <text:p text:style-name="P1"><text:span text:style-name="T1"><text:tab/></text:span><text:span text:style-name="T2">Mostra o voo com a menor distância. <text:tab/></text:span></text:p>
      <text:p text:style-name="P1"><text:span text:style-name="T1">public void getMaxOccupiedSeatsFlight()</text:span></text:p>
      <text:p text:style-name="P1"><text:span text:style-name="T1"><text:tab/></text:span><text:span text:style-name="T2">Mostra o voo com a maior taxa de ocupação. <text:tab/></text:span></text:p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2pt" style:text-underline-style="none"/>
    </style:style>
    <style:style style:name="ListLabel_20_11" style:display-name="ListLabel 11" style:family="text">
      <style:text-properties style:font-name="Arial" fo:font-family="Arial" style:font-family-generic="roman" style:font-pitch="variable" fo:font-size="12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85" meta:word-count="1491" meta:character-count="9560" meta:non-whitespace-character-count="8138"/>
    <meta:generator>LibreOfficeDev/6.0.5.2$Linux_X86_64 LibreOffice_project/</meta:generator>
  </office:meta>
</office:document-meta>
</file>